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Object 7/manifest.rdf" manifest:media-type="application/rdf+xml"/>
  <manifest:file-entry manifest:full-path="Object 7/settings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manifest.rdf" manifest:media-type="application/rdf+xml"/>
  <manifest:file-entry manifest:full-path="Object 8/" manifest:version="1.2" manifest:media-type="application/vnd.oasis.opendocument.spreadsheet"/>
  <manifest:file-entry manifest:full-path="styles.xml" manifest:media-type="text/xml"/>
  <manifest:file-entry manifest:full-path="Object 9/settings.xml" manifest:media-type="text/xml"/>
  <manifest:file-entry manifest:full-path="Object 9/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tyles.xml" manifest:media-type="text/xml"/>
  <manifest:file-entry manifest:full-path="Object 9/content.xml" manifest:media-type="text/xml"/>
  <manifest:file-entry manifest:full-path="Object 9/" manifest:version="1.2" manifest:media-type="application/vnd.oasis.opendocument.spreadsheet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Replacements/Object 6" manifest:media-type=""/>
  <manifest:file-entry manifest:full-path="Object 6/manifest.rdf" manifest:media-type="application/rdf+xml"/>
  <manifest:file-entry manifest:full-path="Object 6/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Object 5/setting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meta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anifest.rdf" manifest:media-type="application/rdf+xml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17f6" officeooo:paragraph-rsid="000217f6"/>
    </style:style>
    <style:style style:name="P2" style:family="paragraph" style:parent-style-name="Standard">
      <style:paragraph-properties fo:text-align="center" style:justify-single-word="false"/>
      <style:text-properties fo:font-size="14pt" officeooo:rsid="000217f6" officeooo:paragraph-rsid="000217f6" style:font-size-asian="14pt" style:font-size-complex="14pt"/>
    </style:style>
    <style:style style:name="P3" style:family="paragraph" style:parent-style-name="Standard">
      <style:paragraph-properties fo:line-height="200%" fo:text-align="justify" style:justify-single-word="false"/>
      <style:text-properties fo:font-size="14pt" officeooo:rsid="000217f6" officeooo:paragraph-rsid="000217f6" style:font-size-asian="14pt" style:font-size-complex="14pt"/>
    </style:style>
    <style:style style:name="P4" style:family="paragraph" style:parent-style-name="Standard">
      <style:paragraph-properties fo:line-height="115%" fo:text-align="end" style:justify-single-word="false"/>
      <style:text-properties fo:font-size="14pt" officeooo:rsid="000217f6" officeooo:paragraph-rsid="000217f6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05fd24" officeooo:paragraph-rsid="0005fd24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200%" fo:text-align="justify" style:justify-single-word="false"/>
      <style:text-properties fo:font-size="14pt" fo:font-weight="normal" officeooo:rsid="0005fd24" officeooo:paragraph-rsid="0005fd24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fo:font-weight="normal" officeooo:rsid="0005fd24" officeooo:paragraph-rsid="0005fd24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072a75" officeooo:paragraph-rsid="00072a75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font-size="14pt" fo:font-weight="normal" officeooo:rsid="00072a75" officeooo:paragraph-rsid="00072a75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200%" fo:text-align="justify" style:justify-single-word="false"/>
      <style:text-properties fo:font-size="14pt" fo:font-weight="normal" officeooo:rsid="00072a75" officeooo:paragraph-rsid="00072a75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rsid="000b50de" officeooo:paragraph-rsid="000b50de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weight="normal" officeooo:rsid="000cacbd" officeooo:paragraph-rsid="000cacbd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weight="normal" officeooo:rsid="000d3830" officeooo:paragraph-rsid="000d383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200%" fo:text-align="justify" style:justify-single-word="false"/>
      <style:text-properties fo:font-size="14pt" fo:font-weight="normal" officeooo:rsid="000ec5af" officeooo:paragraph-rsid="000ec5af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font-size="14pt" fo:font-weight="normal" officeooo:rsid="000ec5af" officeooo:paragraph-rsid="000ec5af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200%" fo:text-align="justify" style:justify-single-word="false"/>
      <style:text-properties fo:font-size="14pt" fo:font-weight="normal" officeooo:rsid="000f6db5" officeooo:paragraph-rsid="000f6db5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200%" fo:text-align="justify" style:justify-single-word="false"/>
      <style:text-properties fo:font-size="14pt" fo:font-weight="normal" officeooo:rsid="0011645d" officeooo:paragraph-rsid="0011645d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200%" fo:text-align="justify" style:justify-single-word="false"/>
      <style:text-properties fo:font-size="14pt" fo:font-weight="bold" officeooo:rsid="0005fd24" officeooo:paragraph-rsid="0005fd24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2pt" officeooo:rsid="000217f6" officeooo:paragraph-rsid="000217f6" style:font-size-asian="12pt" style:font-size-complex="12pt"/>
    </style:style>
    <style:style style:name="P20" style:family="paragraph" style:parent-style-name="Standard">
      <style:paragraph-properties fo:line-height="150%" fo:text-align="justify" style:justify-single-word="false"/>
      <style:text-properties fo:font-size="12pt" officeooo:rsid="000217f6" officeooo:paragraph-rsid="000217f6" style:font-size-asian="12pt" style:font-size-complex="12pt"/>
    </style:style>
    <style:style style:name="P21" style:family="paragraph" style:parent-style-name="Standard">
      <style:paragraph-properties fo:line-height="200%" fo:text-align="justify" style:justify-single-word="false"/>
      <style:text-properties fo:font-size="12pt" officeooo:rsid="000217f6" officeooo:paragraph-rsid="0011645d" style:font-size-asian="12pt" style:font-size-complex="12pt"/>
    </style:style>
    <style:style style:name="P22" style:family="paragraph" style:parent-style-name="Standard">
      <style:paragraph-properties fo:line-height="200%" fo:text-align="end" style:justify-single-word="false"/>
      <style:text-properties fo:font-size="16pt" fo:font-weight="bold" officeooo:rsid="000217f6" officeooo:paragraph-rsid="000217f6" style:font-size-asian="16pt" style:font-weight-asian="bold" style:font-size-complex="16pt" style:font-weight-complex="bold"/>
    </style:style>
    <style:style style:name="P23" style:family="paragraph" style:parent-style-name="Standard">
      <style:paragraph-properties fo:line-height="200%" fo:text-align="justify" style:justify-single-word="false" fo:break-before="page"/>
      <style:text-properties fo:font-size="14pt" fo:font-weight="bold" officeooo:rsid="000217f6" officeooo:paragraph-rsid="000217f6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200%" fo:text-align="justify" style:justify-single-word="false" fo:break-before="page"/>
      <style:text-properties fo:font-size="14pt" fo:font-weight="bold" officeooo:rsid="0005fd24" officeooo:paragraph-rsid="0005fd24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 fo:break-before="page"/>
      <style:text-properties fo:font-size="14pt" fo:font-weight="normal" officeooo:rsid="000b50de" officeooo:paragraph-rsid="000b50de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4b62"/>
    </style:style>
    <style:style style:name="T3" style:family="text">
      <style:text-properties officeooo:rsid="0005fd24"/>
    </style:style>
    <style:style style:name="T4" style:family="text">
      <style:text-properties officeooo:rsid="000d3830"/>
    </style:style>
    <style:style style:name="T5" style:family="text">
      <style:text-properties officeooo:rsid="0014c854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ACULDADE DE TECNOLOGIA DE MOGI DAS CRUZ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DOCUMENTO DE VISÃO DE NEGÓCIOS - <text:span text:style-name="T2">Ver. 1.0</text:span></text:p>
      <text:p text:style-name="P4">PROJETO: CONTROLE CAIXA</text:p>
      <text:p text:style-name="P4">AUTOR: LUCAS MARQUES NOGUEIR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OGI DAS CRUZES, SP</text:p>
      <text:p text:style-name="P2">2018</text:p>
      <text:p text:style-name="P23">1. INTRODUÇÃO</text:p>
      <text:p text:style-name="P20"><text:tab/>O objetivo deste documento é expor o funcionamento do processo de negócios de uma hamburgueria enfatizando as regras de negócio que servirão de base para elaborar a "Especificação dos Requisitos de Software" como citado no tópico 1.3 Referencias.</text:p>
      <text:p text:style-name="P19"/>
      <text:p text:style-name="P3">1.1 Finalidade </text:p>
      <text:p text:style-name="P20"><text:tab/>Este documento irá auxiliar a equipe de desenvolvimento em conjunto com os interessados no projeto a estabelecer comunicação sólida sobre as decisões tomadas no projeto.</text:p>
      <text:p text:style-name="P19"/>
      <text:p text:style-name="P3">1.2 Escopo<text:tab/></text:p>
      <text:p text:style-name="P20"><text:tab/>O documento de visão de negócios está associado a um projeto de desenvolvimento de um sistema de controle de caixa atendimento de uma hamburgueria.</text:p>
      <text:p text:style-name="P3">1.3 Referencias</text:p>
      <text:p text:style-name="P20"><text:tab/>Este documento está associado ao documento de especificação de requisitos <text:span text:style-name="T3">e documento de regras de negocio do projeto </text:span>Controle Caixa.</text:p>
      <text:p text:style-name="P19"/>
      <text:p text:style-name="P3">1.4 Visão Geral</text:p>
      <text:p text:style-name="P20"><text:tab/>Uma <text:span text:style-name="T1">Hamburgueria</text:span> realiza operações de venda de seus <text:span text:style-name="T4">serviços</text:span>. Estas operações se <text:s text:c="3"/>definem por receber <text:s/>pagamento, identificar a forma de pagamento e, por fim, registrar a venda.</text:p>
      <text:p text:style-name="P20"><text:tab/>Esse processo é realizado de forma simples o(a) atendente aguarda o cliente vir pagar pelo(s) pedido(s) na portaria, o cliente escolhe se vai pagar com dinheiro, crédito ou débito e paga ao atendente. Se a escolha for <text:span text:style-name="T1">Dinheiro</text:span>, o Atendente guarda o dinheiro no caixa e anota quanto devolveu de troco. <text:s text:c="3"/></text:p>
      <text:p text:style-name="P20"><text:s text:c="4"/>Se a escolha for <text:span text:style-name="T1">Crédito</text:span> ou <text:span text:style-name="T1">Débito</text:span>, o Atendente utiliza uma maquina de cartão de crédito, conectada a conta jurídica da Hamburgueria e desconta o pagamento.</text:p>
      <text:p text:style-name="P20"><text:s text:c="4"/>Por fim, independente da escolha de forma de pagamento, o(a) <text:span text:style-name="T1">Atendente</text:span> deve registrar a venda em uma planilha <text:span text:style-name="T5">eletrônica</text:span> improvisada. </text:p>
      <text:p text:style-name="P20"><text:s text:c="4"/>No final do mês (após 30 dias) o gestor analisa todas as planilhas e realiza a <text:span text:style-name="T1">movimentação de caixa</text:span>. Processo de contabilidade da empresa. </text:p>
      <text:p text:style-name="P19"/>
      <text:p text:style-name="P18"/>
      <text:p text:style-name="P24">2. POSICIONAMENTO</text:p>
      <text:p text:style-name="P6">2.1 Oportunidade de Negócios</text:p>
      <text:p text:style-name="P7"><text:tab/>Automatizar o sistema de informação do negócio torna o o processo de negócios mais seguro e rápido.</text:p>
      <text:p text:style-name="P6">2.2 Descrição do Problema</text:p>
      <text:p text:style-name="P5"><draw:frame draw:style-name="fr1" draw:name="Objeto1" text:anchor-type="paragraph" svg:width="17.119cm" svg:height="1.80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<draw:frame draw:style-name="fr1" draw:name="Objeto2" text:anchor-type="paragraph" svg:width="17.119cm" svg:height="1.80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>2.3 Sentença de posição</text:p>
      <text:p text:style-name="P8"/>
      <text:p text:style-name="P8"><draw:frame draw:style-name="fr1" draw:name="Objeto3" text:anchor-type="paragraph" svg:width="17.164cm" svg:height="2.70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0">3. DESCRIÇÃO DOS ENVOLVIDOS E DOS CLIENTES</text:p>
      <text:p text:style-name="P9">3.1 Resumo dos Envolvidos</text:p>
      <text:p text:style-name="P8"><draw:frame draw:style-name="fr2" draw:name="Objeto4" text:anchor-type="paragraph" svg:x="1.108cm" svg:y="0.145cm" svg:width="14.787cm" svg:height="3.295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8"><draw:frame draw:style-name="fr2" draw:name="Objeto5" text:anchor-type="paragraph" svg:x="1.118cm" svg:y="0.25cm" svg:width="14.792cm" svg:height="3.309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8"/>
      <text:p text:style-name="P11"/>
      <text:p text:style-name="P25">3.2 Resumo de Usuários</text:p>
      <text:p text:style-name="P11"><text:tab/></text:p>
      <text:p text:style-name="P11"><draw:frame draw:style-name="fr3" draw:name="Objeto6" text:anchor-type="paragraph" svg:width="13.291cm" svg:height="4.29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1"/>
      <text:p text:style-name="P11"><draw:frame draw:style-name="fr3" draw:name="Objeto7" text:anchor-type="paragraph" svg:width="13.053cm" svg:height="4.297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2">3.4 Ambiente do Usuário</text:p>
      <text:p text:style-name="P13"/>
      <text:p text:style-name="P15"><text:tab/> O processo de registro de caixa leva em média 3 minutos para ser executado do início ao fim. O ambiente de trabalho é restrito a uma unidade de computador pessoal localizado na portaria. Atualmente o sistema de controle de caixa é operado através de uma única planilha eletrônica por dia de trabalho que no final do dia é salvo no computador pessoal e entregue ao gestor. O sistema que será construído deve operado no mesmo computador.</text:p>
      <text:p text:style-name="P14">3.5 Perfis dos Envolvidos</text:p>
      <text:p text:style-name="P16">Atendente</text:p>
      <text:p text:style-name="P16"><draw:frame draw:style-name="fr3" draw:name="Objeto8" text:anchor-type="paragraph" svg:width="15.924cm" svg:height="5.071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7"><text:soft-page-break/>Gerente</text:p>
      <text:p text:style-name="P21"><draw:frame draw:style-name="fr3" draw:name="Objeto9" text:anchor-type="paragraph" svg:width="16.118cm" svg:height="5.498cm" draw:z-index="8"><draw:object xlink:href="./Object 9" xlink:type="simple" xlink:show="embed" xlink:actuate="onLoad"/><draw:image xlink:href="./ObjectReplacements/Object 9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4:04:17.088342832</meta:creation-date>
    <dc:date>2018-12-08T09:58:42.958387212</dc:date>
    <meta:editing-duration>PT1H57M31S</meta:editing-duration>
    <meta:editing-cycles>12</meta:editing-cycles>
    <meta:generator>LibreOffice/5.1.6.2$Linux_X86_64 LibreOffice_project/10m0$Build-2</meta:generator>
    <meta:document-statistic meta:table-count="0" meta:image-count="0" meta:object-count="9" meta:page-count="5" meta:paragraph-count="34" meta:word-count="425" meta:character-count="2637" meta:non-whitespace-character-count="22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14mm"/>
    </style:style>
    <style:style style:name="co3" style:family="table-column">
      <style:table-column-properties fo:break-before="auto" style:column-width="120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PROBLEMA:</text:p>
          </table:table-cell>
          <table:table-cell office:value-type="string" calcext:value-type="string">
            <text:p>erros ao salvar planilhas eletrônicas</text:p>
          </table:table-cell>
        </table:table-row>
        <table:table-row table:style-name="ro1">
          <table:table-cell/>
          <table:table-cell office:value-type="string" calcext:value-type="string">
            <text:p>AFETA:</text:p>
          </table:table-cell>
          <table:table-cell office:value-type="string" calcext:value-type="string">
            <text:p>afeta o gestor</text:p>
          </table:table-cell>
        </table:table-row>
        <table:table-row table:style-name="ro1">
          <table:table-cell/>
          <table:table-cell office:value-type="string" calcext:value-type="string">
            <text:p>CUJO IMPACTO É:</text:p>
          </table:table-cell>
          <table:table-cell office:value-type="string" calcext:value-type="string">
            <text:p>movimentação de caixa errática</text:p>
          </table:table-cell>
        </table:table-row>
        <table:table-row table:style-name="ro1">
          <table:table-cell/>
          <table:table-cell office:value-type="string" calcext:value-type="string">
            <text:p>UMA BOA SOLUÇÃO SERIA:</text:p>
          </table:table-cell>
          <table:table-cell office:value-type="string" calcext:value-type="string">
            <text:p>automatizar o processo de registro de caixa por meio de um software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/00/0000</text:date>, <text:time style:data-style-name="N2" text:time-value="15:45:06.8377415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14mm"/>
    </style:style>
    <style:style style:name="co3" style:family="table-column">
      <style:table-column-properties fo:break-before="auto" style:column-width="120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6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PROBLEMA:</text:p>
          </table:table-cell>
          <table:table-cell table:style-name="ce1" office:value-type="string" calcext:value-type="string">
            <text:p>o processo de análise de registros de venda é complexo</text:p>
          </table:table-cell>
        </table:table-row>
        <table:table-row table:style-name="ro1">
          <table:table-cell/>
          <table:table-cell table:style-name="ce1" office:value-type="string" calcext:value-type="string">
            <text:p>AFETA:</text:p>
          </table:table-cell>
          <table:table-cell table:style-name="ce1" office:value-type="string" calcext:value-type="string">
            <text:p>afeta o gestor da empresa</text:p>
          </table:table-cell>
        </table:table-row>
        <table:table-row table:style-name="ro1">
          <table:table-cell/>
          <table:table-cell table:style-name="ce1" office:value-type="string" calcext:value-type="string">
            <text:p>CUJO IMPACTO É:</text:p>
          </table:table-cell>
          <table:table-cell table:style-name="ce1" office:value-type="string" calcext:value-type="string">
            <text:p>movimentação de caixa errática</text:p>
          </table:table-cell>
        </table:table-row>
        <table:table-row table:style-name="ro1">
          <table:table-cell/>
          <table:table-cell table:style-name="ce1" office:value-type="string" calcext:value-type="string">
            <text:p>UMA BOA SOLUÇÃO SERIA:</text:p>
          </table:table-cell>
          <table:table-cell table:style-name="ce1" office:value-type="string" calcext:value-type="string">
            <text:p>automatizar o processos de visualização dos registros de venda mensais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00/00/0000</text:date>, <text:time style:data-style-name="N2" text:time-value="09:41:42.0698275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9.97mm"/>
    </style:style>
    <style:style style:name="co2" style:family="table-column">
      <style:table-column-properties fo:break-before="auto" style:column-width="131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ce4"/>
        <table:table-row table:style-name="ro1">
          <table:table-cell office:value-type="string" calcext:value-type="string">
            <text:p>Para </text:p>
          </table:table-cell>
          <table:table-cell office:value-type="string" calcext:value-type="string">
            <text:p>Gerente da hamburgueria</text:p>
          </table:table-cell>
        </table:table-row>
        <table:table-row table:style-name="ro1">
          <table:table-cell office:value-type="string" calcext:value-type="string">
            <text:p>Quem</text:p>
          </table:table-cell>
          <table:table-cell office:value-type="string" calcext:value-type="string">
            <text:p>Pode usar para gerenciar os registros de movimentação de caixa da empresa</text:p>
          </table:table-cell>
        </table:table-row>
        <table:table-row table:style-name="ro1">
          <table:table-cell office:value-type="string" calcext:value-type="string">
            <text:p>O Controle de Caixa</text:p>
          </table:table-cell>
          <table:table-cell office:value-type="string" calcext:value-type="string">
            <text:p>é um sistema de gerenciamento de fluxo de caixa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integra os processos entre o atendente e o gestor com mais segurança e rapidez</text:p>
          </table:table-cell>
        </table:table-row>
        <table:table-row table:style-name="ro1">
          <table:table-cell office:value-type="string" calcext:value-type="string">
            <text:p>Diferente de</text:p>
          </table:table-cell>
          <table:table-cell office:value-type="string" calcext:value-type="string">
            <text:p>Planilhas de Excel</text:p>
          </table:table-cell>
        </table:table-row>
        <table:table-row table:style-name="ro1">
          <table:table-cell office:value-type="string" calcext:value-type="string">
            <text:p>Nosso produto</text:p>
          </table:table-cell>
          <table:table-cell office:value-type="string" calcext:value-type="string">
            <text:p>Não é estático e pode ser compartilhado em tempo real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/00/0000</text:date>, <text:time style:data-style-name="N2" text:time-value="16:03:57.4621143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16mm"/>
    </style:style>
    <style:style style:name="co3" style:family="table-column">
      <style:table-column-properties fo:break-before="auto" style:column-width="89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style:text-position=""/>
    </style:style>
    <style:style style:name="ce3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 style:vertical-align="middle"/>
    </style:style>
    <style:style style:name="ce6" style:family="table-cell" style:parent-style-name="Default">
      <style:table-cell-properties fo:wrap-option="wrap" fo:border="0.06pt solid #000000" style:vertical-align="middle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office:value-type="string" calcext:value-type="string">
            <text:p>NOME 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RESPONSABILIDADES</text:p>
          </table:table-cell>
        </table:table-row>
        <table:table-row table:style-name="ro2">
          <table:table-cell table:style-name="ce5" office:value-type="string" calcext:value-type="string">
            <text:p>Atendente</text:p>
          </table:table-cell>
          <table:table-cell table:style-name="ce6" office:value-type="string" calcext:value-type="string">
            <text:p>Funcionário responsável pelo atendimento de clientes</text:p>
          </table:table-cell>
          <table:table-cell table:style-name="ce5" office:value-type="string" calcext:value-type="string">
            <text:p>- Gravar a forma de pagamento escolhida pelo cliente;</text:p>
            <text:p>- Gravar os produtos e serviços consumidos</text:p>
            <text:p>- Gravar o valor do troco em dinheiro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/00/0000</text:date>, <text:time style:data-style-name="N2" text:time-value="16:15:01.1994164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16mm"/>
    </style:style>
    <style:style style:name="co3" style:family="table-column">
      <style:table-column-properties fo:break-before="auto" style:column-width="89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wrap-option="wrap" fo:border="0.06pt solid #000000" style:vertical-align="middle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style-name="ce1" office:value-type="string" calcext:value-type="string">
            <text:p>NOME 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RESPONSABILIDADES</text:p>
          </table:table-cell>
        </table:table-row>
        <table:table-row table:style-name="ro2">
          <table:table-cell table:style-name="ce2" office:value-type="string" calcext:value-type="string">
            <text:p>Gestor</text:p>
          </table:table-cell>
          <table:table-cell table:style-name="ce3" office:value-type="string" calcext:value-type="string">
            <text:p>Funcionário responsável por registrar movimentação de fluxo de caixa</text:p>
          </table:table-cell>
          <table:table-cell table:style-name="ce2" office:value-type="string" calcext:value-type="string">
            <text:p>- Visualizar os registros de caixa 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8">00/00/0000</text:date>, <text:time style:data-style-name="N2" text:time-value="09:58:18.2763368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99mm"/>
    </style:style>
    <style:style style:name="co3" style:family="table-column">
      <style:table-column-properties fo:break-before="auto" style:column-width="42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8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style:text-position=""/>
    </style:style>
    <style:style style:name="ce3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 style:vertical-align="middle"/>
    </style:style>
    <style:style style:name="ce6" style:family="table-cell" style:parent-style-name="Default">
      <style:table-cell-properties fo:wrap-option="wrap" fo:border="0.06pt solid #000000" style:vertical-align="middle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office:value-type="string" calcext:value-type="string">
            <text:p>NOME 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RESPONSABILIDADES</text:p>
          </table:table-cell>
        </table:table-row>
        <table:table-row table:style-name="ro2">
          <table:table-cell table:style-name="ce5" office:value-type="string" calcext:value-type="string">
            <text:p>Atendente</text:p>
          </table:table-cell>
          <table:table-cell table:style-name="ce6" office:value-type="string" calcext:value-type="string">
            <text:p>Ator responsável por gerir os registros do caixa</text:p>
          </table:table-cell>
          <table:table-cell table:style-name="ce6" office:value-type="string" calcext:value-type="string">
            <text:p>- Adicionar um novo registro de caixa</text:p>
            <text:p>- Gravar a forma de pagamento escolhida</text:p>
            <text:p>- Gravar o valor do troco</text:p>
            <text:p>- Gravar os produtos/serviços consumidos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/00/0000</text:date>, <text:time style:data-style-name="N2" text:time-value="16:33:31.1791896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99mm"/>
    </style:style>
    <style:style style:name="co3" style:family="table-column">
      <style:table-column-properties fo:break-before="auto" style:column-width="42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8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style:text-position=""/>
    </style:style>
    <style:style style:name="ce3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 style:vertical-align="middle"/>
    </style:style>
    <style:style style:name="ce6" style:family="table-cell" style:parent-style-name="Default">
      <style:table-cell-properties fo:wrap-option="wrap" fo:border="0.06pt solid #000000" style:vertical-align="middle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office:value-type="string" calcext:value-type="string">
            <text:p>NOME 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RESPONSABILIDADES</text:p>
          </table:table-cell>
        </table:table-row>
        <table:table-row table:style-name="ro2">
          <table:table-cell table:style-name="ce5" office:value-type="string" calcext:value-type="string">
            <text:p>Gestor</text:p>
          </table:table-cell>
          <table:table-cell table:style-name="ce6" office:value-type="string" calcext:value-type="string">
            <text:p>Ator responsável por visualizar os registros de caixa e tomar decisões estratégicas para o negócio</text:p>
          </table:table-cell>
          <table:table-cell table:style-name="ce6" office:value-type="string" calcext:value-type="string">
            <text:p>- Buscar registros de caixa por Data</text:p>
            <text:p>- Buscar registros por categorias</text:p>
            <text:p>- Buscar registros por preço</text:p>
            <text:p>- Visualizar conjuntos de registros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/00/0000</text:date>, <text:time style:data-style-name="N2" text:time-value="16:36:26.8446500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7.27mm"/>
    </style:style>
    <style:style style:name="co2" style:family="table-column">
      <style:table-column-properties fo:break-before="auto" style:column-width="87.7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10">
          <table:table-cell table:number-columns-repeated="2"/>
        </table:table-row>
        <table:table-row table:style-name="ro1">
          <table:table-cell table:style-name="ce1" office:value-type="string" calcext:value-type="string">
            <text:p>Representante</text:p>
          </table:table-cell>
          <table:table-cell table:style-name="ce2" office:value-type="string" calcext:value-type="string">
            <text:p>Atendente</text:p>
          </table:table-cell>
        </table:table-row>
        <table:table-row table:style-name="ro1">
          <table:table-cell table:style-name="ce1" office:value-type="string" calcext:value-type="string">
            <text:p>Descrição</text:p>
          </table:table-cell>
          <table:table-cell table:style-name="ce2" office:value-type="string" calcext:value-type="string">
            <text:p>Funcionário</text:p>
          </table:table-cell>
        </table:table-row>
        <table:table-row table:style-name="ro1">
          <table:table-cell table:style-name="ce1" office:value-type="string" calcext:value-type="string">
            <text:p>Tipo</text:p>
          </table:table-cell>
          <table:table-cell table:style-name="ce2" office:value-type="string" calcext:value-type="string">
            <text:p>Ensino médio completo</text:p>
          </table:table-cell>
        </table:table-row>
        <table:table-row table:style-name="ro1">
          <table:table-cell table:style-name="ce1" office:value-type="string" calcext:value-type="string">
            <text:p>Responsabilidades</text:p>
          </table:table-cell>
          <table:table-cell table:style-name="ce2" office:value-type="string" calcext:value-type="string">
            <text:p>Gerir registros de fluxo de caixa da empresa</text:p>
          </table:table-cell>
        </table:table-row>
        <table:table-row table:style-name="ro1">
          <table:table-cell table:style-name="ce1" office:value-type="string" calcext:value-type="string">
            <text:p>Critérios de Sucesso</text:p>
          </table:table-cell>
          <table:table-cell table:style-name="ce2" office:value-type="string" calcext:value-type="string">
            <text:p>Anotar pedidos corretamente e gravar um registro</text:p>
          </table:table-cell>
        </table:table-row>
        <table:table-row table:style-name="ro1">
          <table:table-cell table:style-name="ce1" office:value-type="string" calcext:value-type="string">
            <text:p>Grau de Envolvimento</text:p>
          </table:table-cell>
          <table:table-cell table:style-name="ce2" office:value-type="string" calcext:value-type="string">
            <text:p>Secundário</text:p>
          </table:table-cell>
        </table:table-row>
        <table:table-row table:style-name="ro1">
          <table:table-cell table:style-name="ce1" office:value-type="string" calcext:value-type="string">
            <text:p>Produtos Liberados</text:p>
          </table:table-cell>
          <table:table-cell table:style-name="ce2" office:value-type="string" calcext:value-type="string">
            <text:p>Nenhum</text:p>
          </table:table-cell>
        </table:table-row>
        <table:table-row table:style-name="ro1">
          <table:table-cell table:style-name="ce1" office:value-type="string" calcext:value-type="string">
            <text:p>Comentários e Problemas</text:p>
          </table:table-cell>
          <table:table-cell table:style-name="ce2" office:value-type="string" calcext:value-type="string">
            <text:p>Nenhum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/00/0000</text:date>, <text:time style:data-style-name="N2" text:time-value="17:46:32.7434457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7.27mm"/>
    </style:style>
    <style:style style:name="co2" style:family="table-column">
      <style:table-column-properties fo:break-before="auto" style:column-width="87.7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19">
          <table:table-cell table:number-columns-repeated="2"/>
        </table:table-row>
        <table:table-row table:style-name="ro1">
          <table:table-cell table:style-name="ce1" office:value-type="string" calcext:value-type="string">
            <text:p>Representante</text:p>
          </table:table-cell>
          <table:table-cell table:style-name="ce3" office:value-type="string" calcext:value-type="string">
            <text:p>Gestor</text:p>
          </table:table-cell>
        </table:table-row>
        <table:table-row table:style-name="ro1">
          <table:table-cell table:style-name="ce1" office:value-type="string" calcext:value-type="string">
            <text:p>Descrição</text:p>
          </table:table-cell>
          <table:table-cell table:style-name="ce3" office:value-type="string" calcext:value-type="string">
            <text:p>Proprietário e gerente da <text:s/>empresa</text:p>
          </table:table-cell>
        </table:table-row>
        <table:table-row table:style-name="ro1">
          <table:table-cell table:style-name="ce1" office:value-type="string" calcext:value-type="string">
            <text:p>Tipo</text:p>
          </table:table-cell>
          <table:table-cell table:style-name="ce3" office:value-type="string" calcext:value-type="string">
            <text:p>Ensino Superior Completo, Gestão de Negócios</text:p>
          </table:table-cell>
        </table:table-row>
        <table:table-row table:style-name="ro1">
          <table:table-cell table:style-name="ce1" office:value-type="string" calcext:value-type="string">
            <text:p>Responsabilidades</text:p>
          </table:table-cell>
          <table:table-cell table:style-name="ce3" office:value-type="string" calcext:value-type="string">
            <text:p>Visualizar os registros de vendas</text:p>
          </table:table-cell>
        </table:table-row>
        <table:table-row table:style-name="ro2">
          <table:table-cell table:style-name="ce2" office:value-type="string" calcext:value-type="string">
            <text:p>Critérios de Sucesso</text:p>
          </table:table-cell>
          <table:table-cell table:style-name="ce4" office:value-type="string" calcext:value-type="string">
            <text:p>Poder visualizar os registros a qualquer momento, realizando buscas por filtros e classificação</text:p>
          </table:table-cell>
        </table:table-row>
        <table:table-row table:style-name="ro1">
          <table:table-cell table:style-name="ce1" office:value-type="string" calcext:value-type="string">
            <text:p>Grau de Envolvimento</text:p>
          </table:table-cell>
          <table:table-cell table:style-name="ce3" office:value-type="string" calcext:value-type="string">
            <text:p>Primário</text:p>
          </table:table-cell>
        </table:table-row>
        <table:table-row table:style-name="ro1">
          <table:table-cell table:style-name="ce1" office:value-type="string" calcext:value-type="string">
            <text:p>Produtos Liberados</text:p>
          </table:table-cell>
          <table:table-cell table:style-name="ce3" office:value-type="string" calcext:value-type="string">
            <text:p>Nenhum</text:p>
          </table:table-cell>
        </table:table-row>
        <table:table-row table:style-name="ro1">
          <table:table-cell table:style-name="ce1" office:value-type="string" calcext:value-type="string">
            <text:p>Comentários e Problemas</text:p>
          </table:table-cell>
          <table:table-cell table:style-name="ce3" office:value-type="string" calcext:value-type="string">
            <text:p>Nenhum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00/00/0000</text:date>, <text:time style:data-style-name="N2" text:time-value="09:44:32.0677980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